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1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49.33m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style:text-autospace="none"/>
    </style:style>
    <style:style style:name="P3" style:family="paragraph">
      <loext:graphic-properties draw:fill="solid" draw:fill-color="#ffffff"/>
      <style:paragraph-properties fo:text-align="center"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8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80000019073486pt" style:language-asian="none" style:country-asian="none" style:font-style-asian="normal" style:font-weight-asian="normal" style:font-family-complex="'DejaVu Sans'" style:font-pitch-complex="variable" style:font-size-complex="5.8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10pt" style:language-asian="none" style:country-asian="none" style:font-style-asian="normal" style:font-weight-asian="normal" style:font-family-complex="'DejaVu Sans'" style:font-pitch-complex="variable" style:font-size-complex="1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3" svg:width="99.84mm" svg:height="49.33mm" svg:x="417.66mm" svg:y="9.3mm">
            <draw:text-box>
              <text:p text:style-name="P1"><text:span text:style-name="T1">Notes</text:span></text:p>
              <text:p text:style-name="P2"><text:span text:style-name="T1">1 – Kaon info is partly into first random bucket, to analyse need broader windows</text:span></text:p>
              <text:p text:style-name="P2"><text:span text:style-name="T1"/></text:p>
              <text:p text:style-name="P2"><text:span text:style-name="T1">2 – Double blob in HMS cal</text:span></text:p>
              <text:p text:style-name="P2"><text:span text:style-name="T1"/></text:p>
              <text:p text:style-name="P2"><text:span text:style-name="T1">3 – Very weird timing vs Beta plot for Kaons here</text:span></text:p>
              <text:p text:style-name="P2"><text:span text:style-name="T1"/></text:p>
              <text:p text:style-name="P2"><text:span text:style-name="T1">4 – Kaon/Proton timing plots odd, lots of mis-ID’d stuff, other cuts need tweaking</text:span></text:p>
              <text:p text:style-name="P2"><text:span text:style-name="T1"/></text:p>
              <text:p text:style-name="P2"><text:span text:style-name="T1"/></text:p>
            </draw:text-box>
          </draw:frame>
        </table:shapes>
        <table:table-column table:style-name="co1" table:default-cell-style-name="Default"/>
        <table:table-column table:style-name="co2" table:number-columns-repeated="15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Pion</text:p>
          </table:table-cell>
          <table:covered-table-cell table:style-name="ce3"/>
          <table:covered-table-cell table:number-columns-repeated="3" table:style-name="Default"/>
          <table:table-cell table:style-name="ce3" office:value-type="string" calcext:value-type="string" table:number-columns-spanned="5" table:number-rows-spanned="1">
            <text:p>Kaon</text:p>
          </table:table-cell>
          <table:covered-table-cell table:style-name="ce3"/>
          <table:covered-table-cell table:number-columns-repeated="3" table:style-name="Default"/>
          <table:table-cell table:style-name="ce3" office:value-type="string" calcext:value-type="string" table:number-columns-spanned="5" table:number-rows-spanned="1">
            <text:p>Proton</text:p>
          </table:table-cell>
          <table:covered-table-cell table:style-name="ce3"/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Setting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righ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left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p115W2p95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2p115W2p95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25" calcext:value-type="float">
            <text:p>47.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1" calcext:value-type="float">
            <text:p>47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2p3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3p1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3W3p1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bsequent Replays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righ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left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1.26" office:value-type="float" office:value="48.41" calcext:value-type="float">
            <text:p>48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7.15+0.25"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48.65+0.18" office:value-type="float" office:value="48.83" calcext:value-type="float">
            <text:p>48.8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0/00/0000</text:date>, <text:time style:data-style-name="N2" text:time-value="09:58:32.134807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3:05.002351034</meta:creation-date>
    <dc:date>2019-08-21T16:08:05.855148167</dc:date>
    <meta:editing-duration>P2DT6H42M36S</meta:editing-duration>
    <meta:editing-cycles>51</meta:editing-cycles>
    <meta:generator>LibreOffice/5.3.6.1$Linux_X86_64 LibreOffice_project/30$Build-1</meta:generator>
    <meta:document-statistic meta:table-count="1" meta:cell-count="597" meta:object-count="1"/>
  </office:meta>
</office:document-meta>
</file>